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Name:</text:p>
      <text:p text:style-name="P1">Last 4 digits ID:</text:p>
      <text:p text:style-name="P1"/>
      <text:p text:style-name="P1">CSE 6332, Cloud Computing<text:tab/><text:tab/><text:tab/><text:tab/><text:tab/></text:p>
      <text:p text:style-name="P1"/>
      <text:p text:style-name="P1"/>
      <text:p text:style-name="P1">Quiz Q2, Fall 2025 <text:s text:c="2"/>(c) DL, UTA, 2025</text:p>
      <text:p text:style-name="P1"/>
      <text:p text:style-name="P1">INFORMATIONAL</text:p>
      <text:p text:style-name="P1"/>
      <text:p text:style-name="P1"/>
      <text:p text:style-name="P1"><text:s text:c="2"/>C&amp;P means cut and paste only those relevant lines from your program(s) into this quiz.</text:p>
      <text:p text:style-name="P1"/>
      <text:p text:style-name="P1"/>
      <text:p text:style-name="P1"><text:s/>1. <text:s/>I understand that I am on my honor during this quiz, I will not collaborate, use </text:p>
      <text:p text:style-name="P1"><text:s text:c="5"/>non-allowed sources, and I will not discuss or share this quiz with anyone for the next </text:p>
      <text:p text:style-name="P1"><text:s text:c="5"/>12 hours.</text:p>
      <text:p text:style-name="P1"><text:s text:c="5"/>You MAY: use Google to search, use previous source code, </text:p>
      <text:p text:style-name="P1"><text:s text:c="5"/>YOU MAY NOT use:</text:p>
      <text:p text:style-name="P1"><text:s text:c="5"/>Email, Facebook, Hangouts, IM, chats, Skype or ANY other human connection.</text:p>
      <text:p text:style-name="P1"/>
      <text:p text:style-name="P1"><text:s text:c="5"/>This is a timed test. Late tests will have points deducted for being late.</text:p>
      <text:p text:style-name="P1"><text:s text:c="5"/>Very late tests will not be graded.</text:p>
      <text:p text:style-name="P1"/>
      <text:p text:style-name="P1"><text:s text:c="5"/>When you are complete, with any part, please show us the link, raise your hand, so we may visually inspect that part.</text:p>
      <text:p text:style-name="P1"><text:s text:c="5"/>Please demo each part once, initially, if we have more time we will review again, if requested.</text:p>
      <text:p text:style-name="P1"><text:s text:c="5"/>The majority of credit will be for applications deployed on the cloud.</text:p>
      <text:p text:style-name="P1"/>
      <text:p text:style-name="P1"><text:s text:c="5"/>The second part of the test, you should electronically submit, you will need to copy and paste </text:p>
      <text:p text:style-name="P1"><text:s text:c="5"/>only those lines of code to implement that part of the test, usually a few (two to eight) lines of code. </text:p>
      <text:p text:style-name="P1"><text:s text:c="5"/>Place it immediately after the question.</text:p>
      <text:p text:style-name="P1"/>
      <text:p text:style-name="P1"><text:s text:c="5"/>Submit this Quiz (renamed) with code cut and pasted, ONLY text. DO NOT submit zips, binaries, libraries,</text:p>
      <text:p text:style-name="P1"><text:s text:c="5"/>or anything other than text.</text:p>
      <text:p text:style-name="P1"/>
      <text:p text:style-name="P1"><text:s text:c="5"/>When any parts(questions) are complete complete, submit this test, you may make multiple submissions.</text:p>
      <text:p text:style-name="P1"/>
      <text:p text:style-name="P1"><text:s text:c="5"/>If you have computer, or other, problems, please raise your hand immediately.</text:p>
      <text:p text:style-name="P1"/>
      <text:p text:style-name="P1"><text:s text:c="5"/>If you understand and agree, please initial here:</text:p>
      <text:p text:style-name="P1"><text:s text:c="5"/>_________________</text:p>
      <text:p text:style-name="P1"/>
      <text:p text:style-name="P1"><text:s/>2. Get files from this same folder.</text:p>
      <text:p text:style-name="P1"><text:s text:c="3"/></text:p>
      <text:p text:style-name="P1"><text:s/>3. Name your program/submission with your name and last digits of your ID.</text:p>
      <text:p text:style-name="P1"/>
      <text:p text:style-name="P1"><text:s/>4. Using the cloud services provider, all functionality possible should be implemented on that provider.</text:p>
      <text:p text:style-name="P1"><text:s text:c="4"/>(Of course, displaying web pages through a browser and the user interface is "local")</text:p>
      <text:p text:style-name="P1"><text:s text:c="4"/>The cloud provider is MS Azure.</text:p>
      <text:p text:style-name="P1"/>
      <text:p text:style-name="P1"><text:s/>5. Upload all data files (*jpg and *csv, not this quiz) to the cloud service.</text:p>
      <text:p text:style-name="P1"><text:s text:c="2"/></text:p>
      <text:p text:style-name="P1">QUIZ QUESTIONS</text:p>
      <text:p text:style-name="P1"/>
      <text:p text:style-name="P1">Show and submit code, when each part is complete, raise your hand and then show us:</text:p>
      <text:p text:style-name="P1"/>
      <text:p text:style-name="P1"/>
      <text:p text:style-name="P1"><text:s/>10. Show a web page and interface (which resides on the cloud provider) with your name as it appears on your ID card </text:p>
      <text:p text:style-name="P1"><text:s text:c="7"/>as well as your the last 2 digits of your student ID in large font at the top of every web page displayed (for this quiz)</text:p>
      <text:p text:style-name="P1"><text:s text:c="7"/>On the first web page show your own personal picture (or any you choose) above your name and ID number.</text:p>
      <text:p text:style-name="P1"/>
      <text:p text:style-name="P1"><text:s/>11. Please create a relational database (your choice which) from the .csv data on the cloud provider, </text:p>
      <text:p text:style-name="P1"><text:s text:c="7"/>you may do this manually or in code, it is your choice.</text:p>
      <text:p text:style-name="P1"/>
      <text:p text:style-name="P1"><text:s text:c="7"/>Show and submit code, when each part is complete, raise your hand and then show us:</text:p>
      <text:p text:style-name="P1"/>
      <text:p text:style-name="P1"><text:s/>12. (On a web page) Allow a user to give a mag range values Mlow to Mhigh, and show for all the earthquakes in that</text:p>
      <text:p text:style-name="P1"><text:s text:c="7"/>range the time, latitude, longitude, id, for each quake.</text:p>
      <text:p text:style-name="P1"><text:s/></text:p>
      <text:p text:style-name="P1"><text:s/>13. (On a web page) Allow a user to give a latitude and Long value pair and a number of degrees N, and a mag range, and</text:p>
      <text:p text:style-name="P1"><text:s text:c="7"/>show for all the earthquakes between that position (Lat, Long) -N and +N degrees, within that mag range, show the</text:p>
      <text:p text:style-name="P1"><text:s text:c="7"/>time, latitude, longitude, id, for each quake.</text:p>
      <text:p text:style-name="P1"/>
      <text:p text:style-name="P1"><text:s/>14. Allow a user to specify a net value on a form, first count the number of occurrences for that value, then delete all of</text:p>
      <text:p text:style-name="P1"><text:s text:c="7"/>those entries.</text:p>
      <text:p text:style-name="P1"><text:s text:c="7"/>Show how many entries remain.</text:p>
      <text:p text:style-name="P1"/>
      <text:p text:style-name="P1"><text:s/>15. Allow a user to create a new tuple with all attributes, check to ensure that the id does not already exist</text:p>
      <text:p text:style-name="P1"><text:s text:c="7"/>(if it does give an error message)</text:p>
      <text:p text:style-name="P1"/>
      <text:p text:style-name="P1"><text:s/>16. Allow a user to enter a net id (if it exists) or a time and modify any of the attributes.</text:p>
      <text:p text:style-name="P1"/>
      <text:p text:style-name="P1"><text:s/>18. Show us, in a link, the application running and we will try it out. Only for parts 10,12,13, 14, 15, 16 </text:p>
      <text:p text:style-name="P1"/>
      <text:p text:style-name="P1"><text:s/>19. When complete, return (send) this quiz</text:p>
      <text:p text:style-name="P1"><text:s text:c="7"/>If you finish early, send this immediately, otherwise send between the end of class and no more than 1 minute after th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7</meta:generator>
  </office:meta>
</office:document-meta>
</file>